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2f8d" officeooo:paragraph-rsid="00172f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6:06:35.242528507</meta:creation-date>
    <dc:date>2016-03-24T16:07:08.306102001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1.1.3$Linux_X86_64 LibreOffice_project/10m0$Build-3</meta:generator>
  </office:meta>
</office:document-meta>
</file>